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56b4" officeooo:paragraph-rsid="000f56b4"/>
    </style:style>
    <style:style style:name="P2" style:family="paragraph" style:parent-style-name="Standard">
      <style:paragraph-properties fo:text-align="start" style:justify-single-word="false"/>
      <style:text-properties officeooo:rsid="000f56b4" officeooo:paragraph-rsid="000f56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2">The game is towers of Hanoi. It works very well. Don’t enter any characters for any of the inputs, and it should run smoothly. The win condition, moves, and graphical display are all implemen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8:49:45.745941156</meta:creation-date>
    <dc:date>2019-04-14T18:51:09.262573547</dc:date>
    <meta:editing-duration>PT1M24S</meta:editing-duration>
    <meta:editing-cycles>1</meta:editing-cycles>
    <meta:generator>LibreOffice/6.0.7.3$Linux_X86_64 LibreOffice_project/00m0$Build-3</meta:generator>
    <meta:document-statistic meta:table-count="0" meta:image-count="0" meta:object-count="0" meta:page-count="1" meta:paragraph-count="2" meta:word-count="35" meta:character-count="202" meta:non-whitespace-character-count="168"/>
  </office:meta>
</office:document-meta>
</file>